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26282E244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419cm" fo:min-width="1.003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419cm" fo:min-width="3.336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419cm" fo:min-width="1.086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5cm" fo:min-width="1.336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0.836cm" fo:min-width="0.00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69cm" svg:height="17.301cm" svg:x="-0.069cm" svg:y="-0.051cm">
            <draw:image xlink:href="Pictures/100000000000026A0000026282E244FF.png" xlink:type="simple" xlink:show="embed" xlink:actuate="onLoad" draw:mime-type="image/png">
              <text:p/>
            </draw:image>
          </draw:frame>
          <draw:custom-shape draw:style-name="gr3" draw:text-style-name="P1" draw:layer="layout" svg:width="1.583cm" svg:height="0.749cm" svg:x="5.667cm" svg:y="1.8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916cm" svg:height="0.749cm" svg:x="7.334cm" svg:y="1.8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666cm" svg:height="0.749cm" svg:x="5.667cm" svg:y="2.66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916cm" svg:height="0.665cm" svg:x="14.25cm" svg:y="2.50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83cm" svg:height="1.166cm" svg:x="14.333cm" svg:y="8.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00:57:36.985046068</dc:date>
    <meta:editing-duration>PT3M52S</meta:editing-duration>
    <meta:editing-cycles>3</meta:editing-cycles>
    <meta:generator>LibreOffice/24.2.6.2$Linux_X86_64 LibreOffice_project/420$Build-2</meta:generator>
    <meta:document-statistic meta:object-count="7"/>
  </office:meta>
</office:document-meta>
</file>